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ふふふ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完成が待ち遠しいな～！！　あたしのかわいい
スペル・エンチャンターちゃ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研究を進めて、完全稼動できるように
してあげるから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どっかに本物の魔族でも落ちてないか
な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れー、停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部の機器が停止しちゃってるよ・・・
電力ジェネレーター室の異常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今週はルミィが定期検査に入る予定だった
よね。　あの子に限ってヘンなミスはしないと
思う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。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...Ah.</text:p>
          </table:table-cell>
          <table:table-cell table:number-columns-repeated="1020"/>
        </table:table-row>
        <table:table-row>
          <table:table-cell table:style-name="ce0" office:value-type="string">
            <text:p>このドック、電動扉だ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な・・・密室じゃんかよ、こ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・・・（ぶ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めっちゃコーヒー効いてき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しばらく待てば電力復旧すると
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30分・・・未だ復旧せず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補助バッテリー4台の電力を使えば
扉くらいは開けられるだろう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路固定型だから、床を掘り返して工事でも
しない限り扉に電力供給はできないんだ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～・・・マジでトイレ行きたい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復旧させてよ～。　ルミィは何やってんの
さ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にトイレ行ってから来ればよ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らに30分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ば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い我慢できなくなってき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な・・・緊急事態だし、そのへんの
隅っこでしちゃってもいいん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そういう時に限って、済ませた直後に
電力復旧したりするんだ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そんなこと言ってたらキリがないし、
さっさとやっちゃ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制御が不安定なせいで長時間の起動は
できないけど、この子ならあの電力扉をこじ
開けるくらいのことはできるんじゃ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、試してみる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いいね！　最高の眺め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子さえ完全稼動できるようになれば、
世界で初めて機械魔法を確立したことに
な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すれば、生体には到底耐えられないような
過重負荷さえも気にすることなく強力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っ！（きゅうぅ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妄想してる場合じゃ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ゃ！　スペル・エンチャンター、始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ウソでしょ？　起動後1秒で活動限界
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想像以上に魔導機構のハードルって
高いん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ハリツケ状態で・・・身動き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でやばいわ・・・こ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